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34ba6" officeooo:paragraph-rsid="00034ba6"/>
    </style:style>
    <style:style style:name="P2" style:family="paragraph" style:parent-style-name="Standard">
      <style:text-properties officeooo:rsid="00034ba6" officeooo:paragraph-rsid="00047534"/>
    </style:style>
    <style:style style:name="P3" style:family="paragraph" style:parent-style-name="Standard">
      <style:text-properties officeooo:rsid="00034ba6" officeooo:paragraph-rsid="00088c93"/>
    </style:style>
    <style:style style:name="P4" style:family="paragraph" style:parent-style-name="Standard">
      <style:text-properties officeooo:rsid="00034ba6" officeooo:paragraph-rsid="0005dda9"/>
    </style:style>
    <style:style style:name="P5" style:family="paragraph" style:parent-style-name="Standard">
      <style:paragraph-properties fo:text-align="center" style:justify-single-word="false"/>
      <style:text-properties fo:font-weight="bold" officeooo:rsid="000cf433" officeooo:paragraph-rsid="000cf433" style:font-weight-asian="bold" style:font-weight-complex="bold"/>
    </style:style>
    <style:style style:name="P6" style:family="paragraph" style:parent-style-name="Standard">
      <style:text-properties officeooo:rsid="0004427a" officeooo:paragraph-rsid="00047534"/>
    </style:style>
    <style:style style:name="P7" style:family="paragraph" style:parent-style-name="Standard">
      <style:text-properties officeooo:rsid="0004427a" officeooo:paragraph-rsid="000676fb"/>
    </style:style>
    <style:style style:name="P8" style:family="paragraph" style:parent-style-name="Standard">
      <style:text-properties officeooo:rsid="0004427a" officeooo:paragraph-rsid="00088c93"/>
    </style:style>
    <style:style style:name="P9" style:family="paragraph" style:parent-style-name="Standard">
      <style:text-properties officeooo:rsid="0004427a" officeooo:paragraph-rsid="001006fe"/>
    </style:style>
    <style:style style:name="P10" style:family="paragraph" style:parent-style-name="Standard">
      <style:text-properties officeooo:rsid="0004427a" officeooo:paragraph-rsid="0004427a"/>
    </style:style>
    <style:style style:name="P11" style:family="paragraph" style:parent-style-name="Standard">
      <style:text-properties officeooo:rsid="0004427a" officeooo:paragraph-rsid="0005dda9"/>
    </style:style>
    <style:style style:name="P12" style:family="paragraph" style:parent-style-name="Standard">
      <style:text-properties officeooo:rsid="00047534" officeooo:paragraph-rsid="00047534"/>
    </style:style>
    <style:style style:name="P13" style:family="paragraph" style:parent-style-name="Standard">
      <style:text-properties officeooo:rsid="00047534" officeooo:paragraph-rsid="000676fb"/>
    </style:style>
    <style:style style:name="P14" style:family="paragraph" style:parent-style-name="Standard">
      <style:text-properties officeooo:rsid="00047534" officeooo:paragraph-rsid="00088c93"/>
    </style:style>
    <style:style style:name="P15" style:family="paragraph" style:parent-style-name="Standard">
      <style:text-properties officeooo:rsid="000676fb" officeooo:paragraph-rsid="000676fb"/>
    </style:style>
    <style:style style:name="P16" style:family="paragraph" style:parent-style-name="Standard">
      <style:text-properties officeooo:rsid="000705c3" officeooo:paragraph-rsid="000705c3"/>
    </style:style>
    <style:style style:name="P17" style:family="paragraph" style:parent-style-name="Standard">
      <style:text-properties officeooo:rsid="00088c93" officeooo:paragraph-rsid="00088c93"/>
    </style:style>
    <style:style style:name="P18" style:family="paragraph" style:parent-style-name="Standard">
      <style:text-properties officeooo:rsid="000e38da" officeooo:paragraph-rsid="000e38da"/>
    </style:style>
    <style:style style:name="P19" style:family="paragraph" style:parent-style-name="Standard">
      <style:text-properties officeooo:rsid="0004427a" officeooo:paragraph-rsid="000e38da"/>
    </style:style>
    <style:style style:name="P20" style:family="paragraph" style:parent-style-name="Standard">
      <style:text-properties officeooo:rsid="0004427a" officeooo:paragraph-rsid="000676fb"/>
    </style:style>
    <style:style style:name="P21" style:family="paragraph" style:parent-style-name="Standard">
      <style:text-properties officeooo:rsid="0004427a" officeooo:paragraph-rsid="0023f6df"/>
    </style:style>
    <style:style style:name="P22" style:family="paragraph" style:parent-style-name="Standard">
      <style:text-properties officeooo:rsid="0004427a" officeooo:paragraph-rsid="00248b11"/>
    </style:style>
    <style:style style:name="P23" style:family="paragraph" style:parent-style-name="Standard">
      <style:text-properties officeooo:rsid="001f5908" officeooo:paragraph-rsid="001f5908"/>
    </style:style>
    <style:style style:name="P24" style:family="paragraph" style:parent-style-name="Standard">
      <style:text-properties officeooo:rsid="00047534" officeooo:paragraph-rsid="00047534"/>
    </style:style>
    <style:style style:name="P25" style:family="paragraph" style:parent-style-name="Standard">
      <style:text-properties officeooo:rsid="00047534" officeooo:paragraph-rsid="0021477a"/>
    </style:style>
    <style:style style:name="P26" style:family="paragraph" style:parent-style-name="Standard">
      <style:text-properties officeooo:rsid="00047534" officeooo:paragraph-rsid="000676fb"/>
    </style:style>
    <style:style style:name="P27" style:family="paragraph" style:parent-style-name="Standard">
      <style:text-properties officeooo:rsid="0021477a" officeooo:paragraph-rsid="0021477a"/>
    </style:style>
    <style:style style:name="P28" style:family="paragraph" style:parent-style-name="Standard">
      <style:text-properties officeooo:rsid="00034ba6" officeooo:paragraph-rsid="00034ba6"/>
    </style:style>
    <style:style style:name="P29" style:family="paragraph" style:parent-style-name="Standard">
      <style:text-properties officeooo:rsid="002181f2" officeooo:paragraph-rsid="002181f2"/>
    </style:style>
    <style:style style:name="T1" style:family="text">
      <style:text-properties officeooo:rsid="0004427a"/>
    </style:style>
    <style:style style:name="T2" style:family="text">
      <style:text-properties officeooo:rsid="0005dda9"/>
    </style:style>
    <style:style style:name="T3" style:family="text">
      <style:text-properties officeooo:rsid="000676fb"/>
    </style:style>
    <style:style style:name="T4" style:family="text">
      <style:text-properties officeooo:rsid="000cf433"/>
    </style:style>
    <style:style style:name="T5" style:family="text">
      <style:text-properties officeooo:rsid="000e38da"/>
    </style:style>
    <style:style style:name="T6" style:family="text">
      <style:text-properties officeooo:rsid="001006fe"/>
    </style:style>
    <style:style style:name="T7" style:family="text">
      <style:text-properties officeooo:rsid="0011bfac"/>
    </style:style>
    <style:style style:name="T8" style:family="text">
      <style:text-properties officeooo:rsid="001242d1"/>
    </style:style>
    <style:style style:name="T9" style:family="text">
      <style:text-properties officeooo:rsid="0014ec9a"/>
    </style:style>
    <style:style style:name="T10" style:family="text">
      <style:text-properties officeooo:rsid="001f5908"/>
    </style:style>
    <style:style style:name="T11" style:family="text">
      <style:text-properties officeooo:rsid="00047534"/>
    </style:style>
    <style:style style:name="T12" style:family="text">
      <style:text-properties officeooo:rsid="001f980e"/>
    </style:style>
    <style:style style:name="T13" style:family="text">
      <style:text-properties officeooo:rsid="001fbb30"/>
    </style:style>
    <style:style style:name="T14" style:family="text">
      <style:text-properties officeooo:rsid="0021477a"/>
    </style:style>
    <style:style style:name="T15" style:family="text">
      <style:text-properties officeooo:rsid="002181f2"/>
    </style:style>
    <style:style style:name="T16" style:family="text">
      <style:text-properties officeooo:rsid="0022d3b8"/>
    </style:style>
    <style:style style:name="T17" style:family="text">
      <style:text-properties officeooo:rsid="0023bb61"/>
    </style:style>
    <style:style style:name="T18" style:family="text">
      <style:text-properties officeooo:rsid="00248b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ple Prompts - <text:span text:style-name="T8">1</text:span></text:p>
      <text:p text:style-name="P1"/>
      <text:p text:style-name="P29">For explaining the full </text:p>
      <text:p text:style-name="P1"/>
      <text:p text:style-name="P1"/>
      <text:p text:style-name="P15">Examples</text:p>
      <text:p text:style-name="P1">------------------------------------------------------------------------</text:p>
      <text:p text:style-name="P4">Rate the answer to the question.</text:p>
      <text:p text:style-name="P1"/>
      <text:p text:style-name="P1">Question:</text:p>
      <text:p text:style-name="P1">Explain the difference between malloc() and new in C++.</text:p>
      <text:p text:style-name="P10"/>
      <text:p text:style-name="P10">Max<text:span text:style-name="T3">imum</text:span> score:</text:p>
      <text:p text:style-name="P12">6</text:p>
      <text:p text:style-name="P10"/>
      <text:p text:style-name="P11"><text:span text:style-name="T6">Scoring guide</text:span>:</text:p>
      <text:p text:style-name="P10">2 points – malloc() is a C function used for dynamic memory allocation, while new is a C++ operator that also allocates memory dynamically. </text:p>
      <text:p text:style-name="P10"/>
      <text:p text:style-name="P6">2 point<text:span text:style-name="T9">s</text:span> – Memory allocated with malloc() must be explicitly deallocated with free(), whereas memory allocated with new should be deallocated with delete. </text:p>
      <text:p text:style-name="P6"/>
      <text:p text:style-name="P12">2 point<text:span text:style-name="T9">s</text:span> – <text:span text:style-name="T1">new is type-safe, whereas malloc() returns a void pointer, requiring explicit type casting.</text:span></text:p>
      <text:p text:style-name="P12"/>
      <text:p text:style-name="P7">Answer:</text:p>
      <text:p text:style-name="P7">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p>
      <text:p text:style-name="P1"/>
      <text:p text:style-name="P12">Score: </text:p>
      <text:p text:style-name="P12">6 <text:span text:style-name="T13">points - The answer correctly explains that </text:span><text:span text:style-name="T1">malloc() is a C function used for dynamic memory allocation, while new is a C++ operator that also allocates memory dynamically. </text:span><text:span text:style-name="T13">The answer correctly explains that m</text:span><text:span text:style-name="T1">emory allocated with malloc() must be explicitly deallocated with free(), whereas memory allocated with new should be deallocated with delete. </text:span><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2">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text:soft-page-break/>2 point<text:span text:style-name="T9">s</text:span> – Memory allocated with malloc() must be explicitly deallocated with free(), whereas memory allocated with new should be deallocated with delete. </text:p>
      <text:p text:style-name="P6"/>
      <text:p text:style-name="P12">2 point<text:span text:style-name="T9">s</text:span> – <text:span text:style-name="T1">new is type-safe, whereas malloc() returns a void pointer, requiring explicit type casting.</text:span></text:p>
      <text:p text:style-name="P12"/>
      <text:p text:style-name="P7">Answer:</text:p>
      <text:p text:style-name="P7">malloc() is a C function used for dynamic memory allocation, while new is a C++ operator that also allocates memory dynamically. Additionally, new is type-safe, whereas malloc() returns a void pointer, requiring explicit type casting.</text:p>
      <text:p text:style-name="P2"/>
      <text:p text:style-name="P12">Score: </text:p>
      <text:p text:style-name="P12">4 <text:span text:style-name="T13">points - The answer correctly explains that </text:span><text:span text:style-name="T1">malloc() is a C function used for dynamic memory allocation, while new is a C++ operator that also allocates memory dynamically. </text:span></text:p>
      <text:p text:style-name="P27">The answer does not explain m<text:span text:style-name="T1">emory allocated with malloc() must be explicitly deallocated with free(), whereas memory allocated with new should be deallocated with delete. </text:span></text:p>
      <text:p text:style-name="P25"><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2">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2 point<text:span text:style-name="T9">s</text:span> – Memory allocated with malloc() must be explicitly deallocated with free(), whereas memory allocated with new should be deallocated with delete. </text:p>
      <text:p text:style-name="P6"/>
      <text:p text:style-name="P12">2 point<text:span text:style-name="T9">s</text:span> – <text:span text:style-name="T1">new is type-safe, whereas malloc() returns a void pointer, requiring explicit type casting.</text:span></text:p>
      <text:p text:style-name="P12"/>
      <text:p text:style-name="P7">Answer:</text:p>
      <text:p text:style-name="P13">After calling malloc(), free() must be also called. malloc() returns a void pointer, that requires explicit type casting. new is type-safe. </text:p>
      <text:p text:style-name="P13"/>
      <text:p text:style-name="P12">Score: </text:p>
      <text:p text:style-name="P16">2</text:p>
      <text:p text:style-name="P16">This answer only partially addresses the differences between malloc() and new in C++. It mentions that malloc() requires free() to be called and that it returns a void pointer, requiring explicit type casting. However, it doesn't mention that new is a C++ operator for dynamic memory allocation or the fact that memory allocated with new should be deallocated with delete. It also lacks detail on type-safety.</text:p>
      <text:p text:style-name="P3">------------------------------------------------------------------------</text:p>
      <text:p text:style-name="P3">Rate the answer to the question.</text:p>
      <text:p text:style-name="P3"/>
      <text:p text:style-name="P3">Question:</text:p>
      <text:p text:style-name="P3">Explain the difference between malloc() and new in C++.</text:p>
      <text:p text:style-name="P8"/>
      <text:p text:style-name="P8"><text:soft-page-break/>Max<text:span text:style-name="T3">imum</text:span> score:</text:p>
      <text:p text:style-name="P14">6</text:p>
      <text:p text:style-name="P8"/>
      <text:p text:style-name="P8"><text:span text:style-name="T2">Grading</text:span>:</text:p>
      <text:p text:style-name="P8">2 points – malloc() is a C function used for dynamic memory allocation, while new is a C++ operator that also allocates memory dynamically. </text:p>
      <text:p text:style-name="P8"/>
      <text:p text:style-name="P8">2 point<text:span text:style-name="T9">s</text:span> – Memory allocated with malloc() must be explicitly deallocated with free(), whereas memory allocated with new should be deallocated with delete. </text:p>
      <text:p text:style-name="P8"/>
      <text:p text:style-name="P14">2 point<text:span text:style-name="T9">s</text:span> – <text:span text:style-name="T1">new is type-safe, whereas malloc() returns a void pointer, requiring explicit type casting.</text:span></text:p>
      <text:p text:style-name="P14"/>
      <text:p text:style-name="P8">Answer:</text:p>
      <text:p text:style-name="P17">The memory allocated with new must be deallocated with delete.</text:p>
      <text:p text:style-name="P3"/>
      <text:p text:style-name="P14">Score: </text:p>
      <text:p text:style-name="P17">0</text:p>
      <text:p text:style-name="P12"/>
      <text:p text:style-name="P12"/>
      <text:p text:style-name="P12"/>
      <text:p text:style-name="P16"><text:span text:style-name="T4">Answers</text:span>:</text:p>
      <text:p text:style-name="P16"/>
      <text:p text:style-name="P16">1.</text:p>
      <text:p text:style-name="P16">Both new and malloc() are used for memory allocation. The difference between them is that malloc() is a function, while new is an operator. After malloc() memory must be deallocated with delete, whereas after new free() must be called.</text:p>
      <text:p text:style-name="P16"/>
      <text:p text:style-name="P18">2. első kritérium pipa, második félig, harmadik 0 + egy felesleges információ</text:p>
      <text:p text:style-name="P19">malloc() is a C function used for dynamic memory allocation, while new is a C++ operator that also allocates memory dynamically. <text:span text:style-name="T5">Memory allocated with new must be explicitly deallocated with delete. </text:span><text:span text:style-name="T7">new is used more frequently than new.</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3"><text:tab/><text:tab/><text:tab/><text:tab/>Same prompts formatted in an other way</text:p>
      <text:p text:style-name="P23"/>
      <text:p text:style-name="P21">Given the following task: "Explain the difference between malloc() and new in C++." and the scoring guide: “The following thoughts are worth 2 points each if they are fully included in the response; if only partially, they are worth 0 points: <text:span text:style-name="T16">m</text:span>alloc() is a C function used for dynamic memory allocation, while new is a C++ operator that also allocates memory dynamically.<text:span text:style-name="T12"> </text:span><text:span text:style-name="T16">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text:span text:style-name="T10">A</text:span>ssessment: <text:span text:style-name="T11">6 </text:span><text:span text:style-name="T13">points - The answer explains </text:span><text:span text:style-name="T16">fully </text:span><text:span text:style-name="T13">that </text:span>malloc() is a C function used for dynamic memory allocation, while new is a C++ operator that also allocates memory dynamically <text:span text:style-name="T16">(2)</text:span>. <text:span text:style-name="T13">The answer explains </text:span><text:span text:style-name="T16">fully </text:span><text:span text:style-name="T13">that m</text:span>emory allocated with malloc() must be explicitly deallocated with free(), whereas memory allocated with new should be deallocated with delete<text:span text:style-name="T16">(2)</text:span>. <text:span text:style-name="T13">The answer explains </text:span><text:span text:style-name="T16">fully </text:span><text:span text:style-name="T13">that </text:span>new is type-safe, whereas malloc() returns a void pointer, requiring explicit type casting <text:span text:style-name="T16">(2)</text:span>.</text:p>
      <text:p text:style-name="P19"/>
      <text:p text:style-name="P21">Given the following task: "Explain the difference between malloc() and new in C++." and the scoring guide: "The following thoughts are worth 2 points each if they are fully included in the response; if only partially, they are worth 0 points: <text:span text:style-name="T16">m</text:span>alloc() is a C function used for dynamic memory allocation, while new is a C++ operator that also allocates memory dynamically.<text:span text:style-name="T12"> </text:span><text:span text:style-name="T16">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Additionally, new is type-safe, whereas malloc() returns a void pointer, requiring explicit type casting.” <text:span text:style-name="T12">Assessment: </text:span><text:span text:style-name="T11">4 </text:span><text:span text:style-name="T13">points - The answer explains </text:span><text:span text:style-name="T17">fully</text:span><text:span text:style-name="T13"> that </text:span>malloc() is a C function used for dynamic memory allocation, while new is a C++ operator that also allocates memory dynamically <text:span text:style-name="T17">(2)</text:span>. <text:span text:style-name="T14">The answer does not explain </text:span><text:span text:style-name="T17">that </text:span><text:span text:style-name="T14">m</text:span>emory allocated with malloc() must be explicitly deallocated with free(), whereas memory allocated with new should be deallocated with delete <text:span text:style-name="T17">(0)</text:span>. <text:span text:style-name="T13">The answer explains </text:span><text:span text:style-name="T17">fully </text:span><text:span text:style-name="T13">that </text:span>new is type-safe, whereas malloc() returns a void pointer, requiring explicit type casting <text:span text:style-name="T17">(2)</text:span>.</text:p>
      <text:p text:style-name="P25"/>
      <text:p text:style-name="P22">Given the following task: "Explain the difference between malloc() and new in C++." and the scoring guide: "The following thoughts are worth 2 points each if they are fully included in the response; if only partially, they are worth 0 points: <text:span text:style-name="T16">m</text:span>alloc() is a C function used for dynamic memory allocation, while new is a C++ operator that also allocates memory dynamically.<text:span text:style-name="T12"> </text:span><text:span text:style-name="T16">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11">After calling malloc(), free() must be also called. malloc() returns a void pointer, that requires explicit type casting. new is type-safe.</text:span>” <text:span text:style-name="T12">Assessment: </text:span><text:span text:style-name="T15">2 points – The answer </text:span><text:span text:style-name="T18">does not </text:span><text:span text:style-name="T15">explain </text:span><text:span text:style-name="T18">that </text:span>malloc() is a C function used for dynamic memory allocation, while new is a C++ operator that also allocates memory dynamically <text:span text:style-name="T18">(0)</text:span>. <text:span text:style-name="T18">The answer explains partially that m</text:span>emory allocated with malloc() must be explicitly deallocated with free(), whereas memory allocated with new should be deallocated with delete <text:span text:style-name="T18">(0)</text:span>. <text:soft-page-break/><text:span text:style-name="T18">The answer explains fully that</text:span> new is type-safe, whereas malloc() returns a void pointer, requiring explicit type casting <text:span text:style-name="T18">(2)</text:span>.</text:p>
      <text:p text:style-name="P22"/>
      <text:p text:style-name="P22">Given the following task: "Explain the difference between malloc() and new in C++." and the scoring guide: "The following thoughts are worth 2 points each if they are fully included in the response; if only partially, they are worth 0 points: <text:span text:style-name="T16">m</text:span>alloc() is a C function used for dynamic memory allocation, while new is a C++ operator that also allocates memory dynamically.<text:span text:style-name="T12"> </text:span><text:span text:style-name="T16">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18">I don’t know</text:span>” <text:span text:style-name="T12">Assessment: </text:span><text:span text:style-name="T18">0</text:span><text:span text:style-name="T15"> points – The answer </text:span><text:span text:style-name="T18">does not </text:span><text:span text:style-name="T15">explain </text:span><text:span text:style-name="T18">that </text:span>malloc() is a C function used for dynamic memory allocation, while new is a C++ operator that also allocates memory dynamically <text:span text:style-name="T18">(0)</text:span>. <text:span text:style-name="T18">The answer does not explain that m</text:span>emory allocated with malloc() must be explicitly deallocated with free(), whereas memory allocated with new should be deallocated with delete <text:span text:style-name="T18">(0)</text:span>. <text:span text:style-name="T18">The answer does not explain that</text:span> new is type-safe, whereas malloc() returns a void pointer, requiring explicit type casting <text:span text:style-name="T18">(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8:25:11.063145953</meta:creation-date>
    <dc:date>2023-10-17T17:03:55.643100138</dc:date>
    <meta:editing-duration>PT8H15M25S</meta:editing-duration>
    <meta:editing-cycles>11</meta:editing-cycles>
    <meta:generator>LibreOffice/7.3.7.2$Linux_X86_64 LibreOffice_project/30$Build-2</meta:generator>
    <meta:document-statistic meta:table-count="0" meta:image-count="0" meta:object-count="0" meta:page-count="5" meta:paragraph-count="70" meta:word-count="1623" meta:character-count="10587" meta:non-whitespace-character-count="9000"/>
  </office:meta>
</office:document-meta>
</file>